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AF000002125549C0D0C4002528.png" manifest:media-type="image/png"/>
  <manifest:file-entry manifest:full-path="Pictures/1000416600008D2E00004F6045D45030E4D3EC4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vertical-align="middle" fo:min-height="3.256cm"/>
    </style:style>
    <style:style style:name="gr2" style:family="graphic">
      <style:graphic-properties style:protect="size"/>
    </style:style>
    <style:style style:name="pr1" style:family="presentation" style:parent-style-name="Sunset-title">
      <style:graphic-properties draw:auto-grow-height="true" fo:min-height="3.333cm"/>
    </style:style>
    <style:style style:name="pr2" style:family="presentation" style:parent-style-name="Sunset-subtitle">
      <style:graphic-properties draw:fill-color="#ffffff" draw:auto-grow-height="true" fo:min-height="16.24cm"/>
    </style:style>
    <style:style style:name="pr3" style:family="presentation" style:parent-style-name="Sunset-notes">
      <style:graphic-properties draw:fill-color="#ffffff" draw:auto-grow-height="true" fo:min-height="14cm"/>
    </style:style>
    <style:style style:name="pr4" style:family="presentation" style:parent-style-name="Sunset-title">
      <style:graphic-properties fo:min-height="3.333cm"/>
    </style:style>
    <style:style style:name="pr5" style:family="presentation" style:parent-style-name="Sunset-subtitle">
      <style:graphic-properties draw:fill-color="#ffffff" fo:min-height="16.24cm"/>
    </style:style>
    <style:style style:name="pr6" style:family="presentation" style:parent-style-name="Sunset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 xml:id="id1" draw:id="id1">
        <draw:frame presentation:style-name="pr1" draw:layer="layout" svg:width="8.8cm" svg:height="3.333cm" svg:x="9.6cm" svg:y="1.333cm" presentation:class="title">
          <draw:text-box>
            <text:p>RN</text:p>
          </draw:text-box>
        </draw:frame>
        <draw:frame presentation:style-name="pr2" draw:text-style-name="P1" draw:layer="layout" svg:width="22.5cm" svg:height="16.24cm" svg:x="2.75cm" svg:y="5.066cm" presentation:class="subtitle">
          <draw:text-box>
            <text:p>Rafael</text:p>
          </draw:text-box>
        </draw:frame>
        <draw:frame draw:style-name="gr1" draw:text-style-name="P2" draw:layer="layout" svg:width="25.199cm" svg:height="3.506cm" svg:x="1.401cm" svg:y="0.837cm">
          <draw:text-box>
            <text:p/>
          </draw:text-box>
        </draw:frame>
        <anim:par presentation:node-type="timing-root">
          <anim:par smil:begin="id1.begin">
            <anim:transitionFilter smil:dur="2s" smil:type="fade" smil:subtype="fadeOverColor"/>
          </anim:par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0" xml:id="id2" draw:id="id2">
        <office:forms form:automatic-focus="false" form:apply-design-mode="false"/>
        <draw:frame presentation:style-name="pr4" draw:layer="layout" svg:width="8.8cm" svg:height="3.447cm" svg:x="9.6cm" svg:y="1.276cm" presentation:class="title" presentation:user-transformed="true">
          <draw:text-box>
            <text:p>Tutor on Shift:</text:p>
          </draw:text-box>
        </draw:frame>
        <draw:frame presentation:style-name="pr5" draw:text-style-name="P1" draw:layer="layout" svg:width="22.5cm" svg:height="16.24cm" svg:x="2.75cm" svg:y="5.066cm" presentation:class="subtitle">
          <draw:text-box>
            <text:p>Rafael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7" draw:layer="backgroundobjects" svg:width="27.999cm" svg:height="20.988cm" svg:x="0cm" svg:y="0.012cm">
        <draw:image xlink:href="Pictures/1000416600008D2E00004F6045D45030E4D3EC44.svg" xlink:type="simple" xlink:show="embed" xlink:actuate="onLoad">
          <text:p/>
        </draw:image>
        <draw:image xlink:href="Pictures/10000201000003AF000002125549C0D0C4002528.png" xlink:type="simple" xlink:show="embed" xlink:actuate="onLoad"/>
      </draw:frame>
      <draw:frame presentation:style-name="Mpr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19.677cm" svg:y="19.1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5:22:13.758140039</meta:creation-date>
    <dc:date>2019-03-13T18:20:07.187987559</dc:date>
    <meta:editing-duration>PT12M13S</meta:editing-duration>
    <meta:editing-cycles>4</meta:editing-cycles>
    <meta:generator>LibreOffice/5.2.7.2$Linux_ARM_EABI LibreOffice_project/20m0$Build-2</meta:generator>
    <meta:document-statistic meta:object-count="42"/>
  </office:meta>
</office:document-meta>
</file>